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bin Charpentier</text:p>
      <text:p text:style-name="P1">lab6 Report</text:p>
      <text:p text:style-name="P1"/>
      <text:p text:style-name="P2"><text:tab/>ANTLR was used to create a Java parser that reads in an expression from the command line and outputs the result of the expression (applying the operators on the operands in a specific order). This was accomplished by dividing the operations in the three levels of precedence: addition, multiplication, and unary function applications (sin, cos, etc.). The top level rule calls a rule that contains operations with equal precedence as addition. That rule, in tern, calls multiply, divide, and power rule. The multiply rule calls the unary function rule, giving it the highest precedence. </text:p>
      <text:p text:style-name="P2"><text:tab/>Problems I had with this lab include attempting to finish it and in short amount of time. I can into a couple issues with Java, but nothing maj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bin Charpentier</meta:initial-creator>
    <meta:creation-date>2012-10-30T23:04:47</meta:creation-date>
    <dc:date>2012-10-30T23:09:57</dc:date>
    <dc:creator>Corbin Charpentier</dc:creator>
    <meta:editing-duration>P0D</meta:editing-duration>
    <meta:editing-cycles>1</meta:editing-cycles>
    <meta:document-statistic meta:table-count="0" meta:image-count="0" meta:object-count="0" meta:page-count="1" meta:paragraph-count="4" meta:word-count="126" meta:character-count="765" meta:non-whitespace-character-count="639"/>
    <meta:generator>LibreOffice/3.5$Linux_X86_64 LibreOffice_project/350m1$Build-2</meta:generator>
  </office:meta>
</office:document-meta>
</file>